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Vonique 64" svg:font-family="'Vonique 64'" style:font-pitch="variable"/>
    <style:font-face style:name="Chaparral Pro" svg:font-family="'Chaparral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viar Dreams" svg:font-family="'Caviar Drea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7.699cm"/>
    </style:style>
    <style:style style:name="Table1.B" style:family="table-column">
      <style:table-column-properties style:column-width="9.313cm"/>
    </style:style>
    <style:style style:name="Table1.A1" style:family="table-cell">
      <style:table-cell-properties fo:padding="0.097cm" fo:border-left="none" fo:border-right="none" fo:border-top="0.05pt solid #000000" fo:border-bottom="0.05pt solid #000000"/>
    </style:style>
    <style:style style:name="P1" style:family="paragraph" style:parent-style-name="Table_20_Contents">
      <style:text-properties style:font-name="Calibri" fo:font-size="12pt" fo:language="en" fo:country="GB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" style:family="paragraph" style:parent-style-name="Table_20_Contents">
      <style:text-properties style:font-name="Calibri" fo:font-size="12pt" fo:language="en" fo:country="GB" fo:font-weight="normal" officeooo:paragraph-rsid="000c82d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" style:family="paragraph" style:parent-style-name="Table_20_Contents">
      <style:text-properties style:font-name="Calibri" fo:font-size="12pt" fo:language="en" fo:country="GB" fo:font-weight="normal" officeooo:paragraph-rsid="000e725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" style:family="paragraph" style:parent-style-name="Table_20_Contents">
      <style:text-properties style:font-name="Calibri" fo:font-size="12pt" fo:language="en" fo:country="GB" fo:font-weight="bold" officeooo:rsid="000c82d6" officeooo:paragraph-rsid="000c82d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" style:family="paragraph" style:parent-style-name="Table_20_Contents">
      <style:text-properties style:font-name="Calibri" fo:font-size="14pt" fo:language="en" fo:country="GB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6" style:family="paragraph" style:parent-style-name="Table_20_Contents">
      <style:text-properties style:font-name="Caviar Dreams" fo:font-size="20pt" fo:language="en" fo:country="GB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P7" style:family="paragraph" style:parent-style-name="Table_20_Contents">
      <style:text-properties style:font-name="Caviar Dreams" fo:font-size="20pt" fo:language="en" fo:country="GB" fo:font-weight="normal" officeooo:rsid="000e725d" officeooo:paragraph-rsid="000e725d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P8" style:family="paragraph" style:parent-style-name="Table_20_Contents">
      <style:text-properties style:font-name="Caviar Dreams" fo:font-size="20pt" fo:language="en" fo:country="GB" fo:font-weight="normal" officeooo:paragraph-rsid="000c82d6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P9" style:family="paragraph" style:parent-style-name="Table_20_Contents">
      <style:text-properties style:font-name="Caviar Dreams" fo:font-size="20pt" fo:language="en" fo:country="GB" fo:font-weight="normal" officeooo:rsid="001463f3" officeooo:paragraph-rsid="001463f3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P10" style:family="paragraph" style:parent-style-name="Table_20_Contents">
      <style:text-properties style:font-name="Caviar Dreams" fo:font-size="20pt" fo:language="en" fo:country="GB" style:font-size-asian="20pt" style:language-asian="zxx" style:country-asian="none" style:font-size-complex="20pt" style:language-complex="zxx" style:country-complex="none"/>
    </style:style>
    <style:style style:name="P11" style:family="paragraph" style:parent-style-name="Table_20_Contents">
      <style:text-properties style:font-name="Caviar Dreams" fo:font-size="12pt" fo:language="en" fo:country="GB" style:font-size-asian="10.5pt" style:language-asian="zxx" style:country-asian="none" style:font-size-complex="12pt" style:language-complex="zxx" style:country-complex="none"/>
    </style:style>
    <style:style style:name="P12" style:family="paragraph" style:parent-style-name="Table_20_Contents">
      <style:text-properties style:font-name="Vonique 64" fo:font-size="16pt" fo:language="en" fo:country="GB" fo:font-weight="normal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13" style:family="paragraph" style:parent-style-name="Table_20_Contents">
      <style:text-properties style:font-name="Vonique 64" fo:font-size="11pt" fo:language="en" fo:country="GB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4" style:family="paragraph" style:parent-style-name="Standard">
      <style:text-properties fo:font-size="12pt" fo:language="en" fo:country="GB" fo:font-weight="normal" officeooo:paragraph-rsid="000e725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Standard">
      <style:text-properties fo:font-size="12pt" fo:language="en" fo:country="GB" fo:font-weight="normal" officeooo:paragraph-rsid="00148b1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Standard">
      <style:text-properties fo:font-size="12pt" fo:language="en" fo:country="GB" fo:font-weight="normal" officeooo:rsid="00118031" officeooo:paragraph-rsid="0011803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Standard">
      <style:text-properties fo:font-size="12pt" fo:language="en" fo:country="GB" fo:font-weight="normal" officeooo:rsid="0013506e" officeooo:paragraph-rsid="0013506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8" style:family="paragraph" style:parent-style-name="Standard">
      <style:text-properties style:font-name="Chaparral Pro" fo:font-size="26pt" fo:language="en" fo:country="GB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19" style:family="paragraph" style:parent-style-name="Standard">
      <style:text-properties fo:font-size="11pt" fo:language="en" fo:country="GB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0" style:family="paragraph" style:parent-style-name="Table_20_Contents" style:list-style-name="L1">
      <style:text-properties style:font-name="Calibri" fo:font-size="12pt" fo:language="en" fo:country="GB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1" style:family="paragraph" style:parent-style-name="Table_20_Contents" style:list-style-name="L2">
      <style:text-properties style:font-name="Calibri" fo:font-size="12pt" fo:language="en" fo:country="GB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2" style:family="paragraph" style:parent-style-name="Table_20_Contents" style:list-style-name="L3">
      <style:text-properties style:font-name="Calibri" fo:font-size="12pt" fo:language="en" fo:country="GB" fo:font-weight="bold" officeooo:paragraph-rsid="000c82d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3" style:family="paragraph" style:parent-style-name="Table_20_Contents" style:list-style-name="L1">
      <style:text-properties style:font-name="Calibri" fo:font-size="12pt" fo:language="en" fo:country="GB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4" style:family="paragraph" style:parent-style-name="Table_20_Contents" style:list-style-name="L4">
      <style:text-properties style:font-name="Calibri" fo:font-size="12pt" fo:language="en" fo:country="GB" fo:font-weight="normal" officeooo:rsid="00148b1f" officeooo:paragraph-rsid="00148b1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5" style:family="paragraph" style:parent-style-name="Table_20_Contents" style:list-style-name="L4">
      <style:text-properties style:font-name="Calibri" fo:font-size="12pt" fo:language="en" fo:country="GB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6" style:family="paragraph" style:parent-style-name="Table_20_Contents" style:list-style-name="L5">
      <style:text-properties style:font-name="Calibri" fo:font-size="12pt" fo:language="en" fo:country="GB" fo:font-weight="normal" officeooo:rsid="001463f3" officeooo:paragraph-rsid="001463f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7" style:family="paragraph" style:parent-style-name="Table_20_Contents" style:list-style-name="L4">
      <style:text-properties style:font-name="Calibri" fo:font-size="12pt" fo:language="en" fo:country="GB" fo:font-weight="normal" officeooo:rsid="00160432" officeooo:paragraph-rsid="0016043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Table_20_Contents" style:list-style-name="L4">
      <style:text-properties style:font-name="Calibri" fo:font-size="14pt" fo:language="en" fo:country="GB" fo:font-weight="bold" officeooo:rsid="00148b1f" officeooo:paragraph-rsid="00148b1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9" style:family="paragraph" style:parent-style-name="Table_20_Contents" style:list-style-name="L4">
      <style:text-properties style:font-name="Calibri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0" style:family="paragraph" style:parent-style-name="Table_20_Contents" style:list-style-name="L4">
      <style:text-properties style:font-name="Calibri" fo:font-size="14pt" fo:language="en" fo:country="GB" fo:font-weight="bold" officeooo:paragraph-rsid="00148b1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1" style:family="paragraph" style:parent-style-name="Table_20_Contents" style:list-style-name="L4">
      <style:text-properties style:font-name="Calibri" fo:font-size="14pt" fo:language="en" fo:country="GB" fo:font-weight="bold" officeooo:rsid="00160432" officeooo:paragraph-rsid="0016043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2" style:family="paragraph" style:parent-style-name="Table_20_Contents" style:list-style-name="L5">
      <style:text-properties officeooo:paragraph-rsid="001463f3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c82d6" style:font-size-asian="12pt" style:font-size-complex="12pt"/>
    </style:style>
    <style:style style:name="T3" style:family="text">
      <style:text-properties fo:font-size="12pt" officeooo:rsid="000eccc5" style:font-size-asian="12pt" style:font-size-complex="12pt"/>
    </style:style>
    <style:style style:name="T4" style:family="text">
      <style:text-properties style:font-name="Calibri"/>
    </style:style>
    <style:style style:name="T5" style:family="text">
      <style:text-properties style:font-name="Calibri" fo:font-size="12pt" style:font-size-asian="12pt" style:font-size-complex="12pt"/>
    </style:style>
    <style:style style:name="T6" style:family="text">
      <style:text-properties style:font-name="Calibri" fo:font-size="12pt" fo:language="en" fo:country="GB" fo:font-weight="normal" officeooo:rsid="001463f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" style:family="text">
      <style:text-properties style:font-name="Calibri" fo:font-size="14pt" style:font-size-asian="14pt" style:font-size-complex="14pt"/>
    </style:style>
    <style:style style:name="T8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Calibri" fo:font-size="14pt" fo:font-weight="bold" officeooo:rsid="000eccc5" style:font-size-asian="14pt" style:font-weight-asian="bold" style:font-size-complex="14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Vonique 64" fo:font-size="16pt" style:font-size-asian="16pt" style:font-size-complex="16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position="super 58%" fo:font-weight="normal" style:font-weight-asian="normal" style:font-weight-complex="normal"/>
    </style:style>
    <style:style style:name="T14" style:family="text">
      <style:text-properties officeooo:rsid="000c82d6"/>
    </style:style>
    <style:style style:name="T15" style:family="text">
      <style:text-properties officeooo:rsid="000e725d"/>
    </style:style>
    <style:style style:name="T16" style:family="text">
      <style:text-properties officeooo:rsid="000eccc5"/>
    </style:style>
    <style:style style:name="T17" style:family="text">
      <style:text-properties officeooo:rsid="00148b1f"/>
    </style:style>
    <style:style style:name="T18" style:family="text">
      <style:text-properties officeooo:rsid="001604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Rohan Anand</text:p>
      <text:p text:style-name="P15">E-mail : <text:span text:style-name="T18">rohan.anand.dev.1996@google.com</text:span><text:tab/><text:tab/><text:span text:style-name="T17">Github : </text:span><text:a xlink:type="simple" xlink:href="https://github.com/thededlier" text:style-name="Internet_20_link" text:visited-style-name="Visited_20_Internet_20_Link"><text:span text:style-name="T17">https://github.com/thededlier</text:span></text:a><text:span text:style-name="T17"> </text:span></text:p>
      <text:p text:style-name="P14">Phone <text:s/>: +91 9176045101<text:tab/><text:tab/></text:p>
      <text:p text:style-name="Horizontal_20_Line"/>
      <text:p text:style-name="P7">PROFESSIONAL OBJECTIVE</text:p>
      <text:p text:style-name="P3"><text:tab/><text:span text:style-name="T15">Seeking a suitable and rewarding career in the IT industry with an esteemed organization that would offer opportunities to learn new skills and further advancements and challenges to improve my career growth.</text:span></text:p>
      <text:p text:style-name="P14"><text:tab/> <text:s text:c="3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/>
            <text:p text:style-name="P6">EDUCATION</text:p>
            <text:p text:style-name="P5"><text:s text:c="2"/><text:span text:style-name="T10">SRM University (B.Tech IT)</text:span></text:p>
            <text:p text:style-name="P5"><text:span text:style-name="T11"><text:s text:c="4"/></text:span><text:span text:style-name="T1">Class of 2014-</text:span><text:span text:style-name="T2">18 <text:s text:c="6"/></text:span><text:span text:style-name="T1">C</text:span><text:span text:style-name="T3">G</text:span><text:span text:style-name="T1">PA: 8.62</text:span></text:p>
            <text:p text:style-name="P1"/>
            <text:p text:style-name="P12"><text:span text:style-name="T7"><text:s/></text:span><text:span text:style-name="T5"><text:s/></text:span><text:span text:style-name="T8">Navy Children School (</text:span><text:span text:style-name="T9">HSC</text:span><text:span text:style-name="T8">)</text:span></text:p>
            <text:p text:style-name="P13"><text:span text:style-name="T4"><text:s text:c="6"/></text:span><text:span text:style-name="T5">Class of 2013-14 <text:s text:c="6"/>CGPA: 8.6</text:span></text:p>
            <text:p text:style-name="P1"/>
            <text:p text:style-name="P6">SKILLS</text:p>
            <text:list xml:id="list3409620761376263653" text:style-name="L1">
              <text:list-item>
                <text:p text:style-name="P20">Adobe Creative Suite</text:p>
                <text:p text:style-name="P23">After Effects, Photoshop</text:p>
              </text:list-item>
              <text:list-item>
                <text:p text:style-name="P20">Front End Web Development</text:p>
                <text:p text:style-name="P23">HTML, CSS, Bootstrap</text:p>
              </text:list-item>
              <text:list-item>
                <text:p text:style-name="P20">Databases</text:p>
                <text:p text:style-name="P23">MySQL</text:p>
              </text:list-item>
              <text:list-item>
                <text:p text:style-name="P20">Back End Web Development</text:p>
                <text:p text:style-name="P23">pHp</text:p>
              </text:list-item>
              <text:list-item>
                <text:p text:style-name="P20">Java, C++ Object Oriented Programming</text:p>
                <text:p text:style-name="P20"/>
              </text:list-item>
            </text:list>
            <text:p text:style-name="P6">ACTIVITIES</text:p>
            <text:list xml:id="list7839086808895606290" text:style-name="L2">
              <text:list-item>
                <text:p text:style-name="P21"><text:span text:style-name="T14">Projects Organizer</text:span> IT A<text:span text:style-name="T14">ssociation</text:span></text:p>
              </text:list-item>
              <text:list-item>
                <text:p text:style-name="P21">VFX Team Member Webarch</text:p>
              </text:list-item>
              <text:list-item>
                <text:p text:style-name="P21">Think-Digital Team Member</text:p>
              </text:list-item>
            </text:list>
            <text:p text:style-name="P1"/>
            <text:p text:style-name="P8"><text:span text:style-name="T14">PERSONAL</text:span> INFORMATION</text:p>
            <text:list xml:id="list8345068029278461236" text:style-name="L3">
              <text:list-item>
                <text:p text:style-name="P22">Date of Birth : <text:span text:style-name="T12">17</text:span><text:span text:style-name="T13">th</text:span><text:span text:style-name="T12"> October 1996</text:span></text:p>
              </text:list-item>
              <text:list-item>
                <text:p text:style-name="P22">Address:<text:span text:style-name="T12"> House 405, Sector 21,</text:span></text:p>
              </text:list-item>
            </text:list>
            <text:p text:style-name="P2"><text:s text:c="30"/>HUDA, Gurgaon,</text:p>
            <text:p text:style-name="P4"><text:s text:c="30"/><text:span text:style-name="T12">Haryana</text:span></text:p>
          </table:table-cell>
          <table:table-cell table:style-name="Table1.A1" office:value-type="string">
            <text:p text:style-name="P11"/>
            <text:p text:style-name="P10">EXPERIENCE</text:p>
            <text:list xml:id="list7296057491823668715" text:style-name="L4">
              <text:list-item>
                <text:p text:style-name="P28">Interning at GethuGames</text:p>
                <text:p text:style-name="P24">Currently working as a backend developer on a social services mobile app.</text:p>
              </text:list-item>
              <text:list-item>
                <text:p text:style-name="P30">Interned at WESEE</text:p>
                <text:p text:style-name="P24">Project completed was to implement a cross platform centralized log server.</text:p>
              </text:list-item>
              <text:list-item>
                <text:p text:style-name="P31">Organizer for SRM HACKATHON 2016</text:p>
                <text:p text:style-name="P27">Organized hosting, planning and technical aspects of the event.</text:p>
              </text:list-item>
              <text:list-item>
                <text:p text:style-name="P28">IT Association Projects Organizer</text:p>
                <text:p text:style-name="P24">Implementing applications to automate workflow.</text:p>
              </text:list-item>
              <text:list-item>
                <text:p text:style-name="P29">Aaruush '15 <text:span text:style-name="T16">Creatives</text:span> Member</text:p>
                <text:p text:style-name="P25">Responsibilities included videos for each of the 14 domains of Aaruush. </text:p>
              </text:list-item>
              <text:list-item>
                <text:p text:style-name="P29">ITA Technical Team Member</text:p>
                <text:p text:style-name="P25"><text:span text:style-name="T14">Worked</text:span> on video <text:span text:style-name="T14">projects</text:span> for ITA organized functions.</text:p>
              </text:list-item>
              <text:list-item>
                <text:p text:style-name="P29">Milan TGF '16 Team Member</text:p>
                <text:p text:style-name="P25"><text:span text:style-name="T14">Worked</text:span> videos for TGF and its sponsors.</text:p>
              </text:list-item>
              <text:list-item>
                <text:p text:style-name="P29">Furor '16 Team Member</text:p>
                <text:p text:style-name="P25">Responsible for creating the main <text:s/>Furor video and the Mini Militia publicity video.</text:p>
              </text:list-item>
            </text:list>
            <text:p text:style-name="P1"/>
            <text:p text:style-name="P9">INTERESTS</text:p>
            <text:list xml:id="list8860656507955381136" text:style-name="L5">
              <text:list-item>
                <text:p text:style-name="P32"><text:span text:style-name="T6">Big data</text:span></text:p>
              </text:list-item>
              <text:list-item>
                <text:p text:style-name="P26">Web development</text:p>
              </text:list-item>
              <text:list-item>
                <text:p text:style-name="P26">Video editing</text:p>
              </text:list-item>
            </text:list>
          </table:table-cell>
        </table:table-row>
      </table:table>
      <text:p text:style-name="P19"/>
      <text:p text:style-name="P16">I hereby declare that the above furnished particulars are true to the best of my knowledge and belief</text:p>
      <text:p text:style-name="P17"/>
      <text:p text:style-name="P17">Place:<text:tab/><text:tab/><text:tab/><text:tab/><text:tab/><text:tab/><text:tab/><text:tab/><text:tab/><text:tab/>Rohan Anand </text:p>
      <text:p text:style-name="P17">Date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Vonique 64" svg:font-family="'Vonique 64'" style:font-pitch="variable"/>
    <style:font-face style:name="Chaparral Pro" svg:font-family="'Chaparral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viar Dreams" svg:font-family="'Caviar Drea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fo:font-size="14pt" style:font-name-asian="OpenSymbol" style:font-family-asian="OpenSymbol" style:font-size-asian="14pt" style:font-name-complex="OpenSymbol" style:font-family-complex="OpenSymbol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11M15S</meta:editing-duration>
    <meta:editing-cycles>16</meta:editing-cycles>
    <meta:generator>LibreOffice/5.1.3.2$Windows_x86 LibreOffice_project/644e4637d1d8544fd9f56425bd6cec110e49301b</meta:generator>
    <dc:date>2016-10-14T22:15:52.082000000</dc:date>
    <meta:document-statistic meta:table-count="1" meta:image-count="0" meta:object-count="0" meta:page-count="1" meta:paragraph-count="55" meta:word-count="293" meta:character-count="1855" meta:non-whitespace-character-count="1540"/>
    <meta:user-defined meta:name="Info 1"/>
    <meta:user-defined meta:name="Info 2"/>
    <meta:user-defined meta:name="Info 3"/>
    <meta:user-defined meta:name="Info 4"/>
  </office:meta>
</office:document-meta>
</file>